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>
            <text:p>Angle </text:p>
          </table:table-cell>
          <table:table-cell office:value-type="float" office:value="45">
            <text:p>45</text:p>
          </table:table-cell>
          <table:table-cell office:value-type="string">
            <text:p>de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ngle </text:p>
          </table:table-cell>
          <table:table-cell table:style-name="ce1" table:formula="of:=[.C3]/180*PI()" office:value-type="float" office:value="0.785398163397448">
            <text:p>0.79</text:p>
          </table:table-cell>
          <table:table-cell office:value-type="string">
            <text:p>rad</text:p>
          </table:table-cell>
          <table:table-cell/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'</text:p>
          </table:table-cell>
          <table:table-cell table:style-name="ce3" office:value-type="string">
            <text:p>y'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>
            <text:p>0</text:p>
          </table:table-cell>
          <table:table-cell table:style-name="ce4" table:formula="of:=([.$C$10]+([.F5]-[.$C$10])*[.$C$7]-([.G5]-[.$C$11])*[.$C$6])*[.$C$20]" office:value-type="float" office:value="200">
            <text:p>200</text:p>
          </table:table-cell>
          <table:table-cell table:style-name="ce4" table:formula="of:=([.$C$11]+([.F5]-[.$C$10])*[.$C$6]+([.G5]-[.$C$11])*[.$C$7])*[.$C$20]" office:value-type="float" office:value="-82.842712474619">
            <text:p>-83</text:p>
          </table:table-cell>
        </table:table-row>
        <table:table-row table:style-name="ro2">
          <table:table-cell/>
          <table:table-cell office:value-type="string">
            <text:p>sinth</text:p>
          </table:table-cell>
          <table:table-cell table:style-name="ce1" table:formula="of:=SIN([.C4])" office:value-type="float" office:value="0.707106781186547">
            <text:p>0.71</text:p>
          </table:table-cell>
          <table:table-cell table:number-columns-repeated="2"/>
          <table:table-cell table:formula="of:=[.C13]" office:value-type="float" office:value="768">
            <text:p>768</text:p>
          </table:table-cell>
          <table:table-cell office:value-type="float" office:value="0">
            <text:p>0</text:p>
          </table:table-cell>
          <table:table-cell table:style-name="ce4" table:formula="of:=([.$C$10]+([.F6]-[.$C$10])*[.$C$7]-([.G6]-[.$C$11])*[.$C$6])*[.$C$20]" office:value-type="float" office:value="1286.11601590254">
            <text:p>1286</text:p>
          </table:table-cell>
          <table:table-cell table:style-name="ce4" table:formula="of:=([.$C$11]+([.F6]-[.$C$10])*[.$C$6]+([.G6]-[.$C$11])*[.$C$7])*[.$C$20]" office:value-type="float" office:value="1003.27330342792">
            <text:p>1003</text:p>
          </table:table-cell>
        </table:table-row>
        <table:table-row table:style-name="ro2">
          <table:table-cell/>
          <table:table-cell office:value-type="string">
            <text:p>costh</text:p>
          </table:table-cell>
          <table:table-cell table:style-name="ce1" table:formula="of:=COS([.C4])" office:value-type="float" office:value="0.707106781186548">
            <text:p>0.71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[.C14]" office:value-type="float" office:value="512">
            <text:p>512</text:p>
          </table:table-cell>
          <table:table-cell table:style-name="ce4" table:formula="of:=([.$C$10]+([.F7]-[.$C$10])*[.$C$7]-([.G7]-[.$C$11])*[.$C$6])*[.$C$20]" office:value-type="float" office:value="-524.077343935025">
            <text:p>-524</text:p>
          </table:table-cell>
          <table:table-cell table:style-name="ce4" table:formula="of:=([.$C$11]+([.F7]-[.$C$10])*[.$C$6]+([.G7]-[.$C$11])*[.$C$7])*[.$C$20]" office:value-type="float" office:value="641.234631460406">
            <text:p>641</text:p>
          </table:table-cell>
        </table:table-row>
        <table:table-row table:style-name="ro1">
          <table:table-cell table:number-columns-repeated="5"/>
          <table:table-cell table:formula="of:=[.C13]" office:value-type="float" office:value="768">
            <text:p>768</text:p>
          </table:table-cell>
          <table:table-cell table:formula="of:=[.C14]" office:value-type="float" office:value="512">
            <text:p>512</text:p>
          </table:table-cell>
          <table:table-cell table:style-name="ce4" table:formula="of:=([.$C$10]+([.F8]-[.$C$10])*[.$C$7]-([.G8]-[.$C$11])*[.$C$6])*[.$C$20]" office:value-type="float" office:value="562.038671967512">
            <text:p>562</text:p>
          </table:table-cell>
          <table:table-cell table:style-name="ce4" table:formula="of:=([.$C$11]+([.F8]-[.$C$10])*[.$C$6]+([.G8]-[.$C$11])*[.$C$7])*[.$C$20]" office:value-type="float" office:value="1727.35064736294">
            <text:p>172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xC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C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Min</text:p>
          </table:table-cell>
          <table:table-cell table:style-name="ce4" table:formula="of:=MIN([.H5:.H8])" office:value-type="float" office:value="-524.077343935025">
            <text:p>-524</text:p>
          </table:table-cell>
          <table:table-cell table:style-name="ce4" table:formula="of:=MIN([.I5:.I8])" office:value-type="float" office:value="-82.842712474619">
            <text:p>-83</text:p>
          </table:table-cell>
        </table:table-row>
        <table:table-row table:style-name="ro1">
          <table:table-cell table:number-columns-repeated="6"/>
          <table:table-cell office:value-type="string">
            <text:p>Max</text:p>
          </table:table-cell>
          <table:table-cell table:style-name="ce4" table:formula="of:=MAX([.H5:.H8])" office:value-type="float" office:value="1286.11601590254">
            <text:p>1286</text:p>
          </table:table-cell>
          <table:table-cell table:style-name="ce4" table:formula="of:=MAX([.I5:.I8])" office:value-type="float" office:value="1727.35064736294">
            <text:p>1727</text:p>
          </table:table-cell>
        </table:table-row>
        <table:table-row table:style-name="ro1">
          <table:table-cell/>
          <table:table-cell office:value-type="string">
            <text:p>xMax</text:p>
          </table:table-cell>
          <table:table-cell office:value-type="float" office:value="768">
            <text:p>768</text:p>
          </table:table-cell>
          <table:table-cell table:number-columns-repeated="3"/>
          <table:table-cell office:value-type="string">
            <text:p>dim</text:p>
          </table:table-cell>
          <table:table-cell table:style-name="ce4" table:formula="of:=[.H12]-[.H11]" office:value-type="float" office:value="1810.19335983756">
            <text:p>1810</text:p>
          </table:table-cell>
          <table:table-cell table:style-name="ce4" table:formula="of:=[.I12]-[.I11]" office:value-type="float" office:value="1810.19335983756">
            <text:p>1810</text:p>
          </table:table-cell>
        </table:table-row>
        <table:table-row table:style-name="ro1">
          <table:table-cell/>
          <table:table-cell office:value-type="string">
            <text:p>yMax</text:p>
          </table:table-cell>
          <table:table-cell office:value-type="float" office:value="512">
            <text:p>512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office:value-type="string">
            <text:p>xt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yt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4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office:value-type="string">
            <text:p>offS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imX</text:p>
          </table:table-cell>
          <table:table-cell office:value-type="float" office:value="768">
            <text:p>76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([.E26]-[.D28])+([.F26]-[.D29])*[.D2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imY</text:p>
          </table:table-cell>
          <table:table-cell office:value-type="float" office:value="512">
            <text:p>5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inX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iny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'</text:p>
          </table:table-cell>
          <table:table-cell table:style-name="ce3" office:value-type="string">
            <text:p>y'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>
            <text:p>0</text:p>
          </table:table-cell>
          <table:table-cell table:style-name="ce4" table:formula="of:=[.$C$10]+(([.F32]-[.$C$10]+[.$C$17])*COS([.$C$4])-([.G32]-[.$C$11]+[.$C$18])*SIN([.$C$4]))*[.$C$20]" office:value-type="float" office:value="100">
            <text:p>100</text:p>
          </table:table-cell>
          <table:table-cell table:style-name="ce4" table:formula="of:=[.$C$11]+(([.F32]-[.$C$10]+[.$C$17])*SIN([.$C$4])+([.G32]-[.$C$11]+[.$C$18])*COS([.$C$4]))*[.$C$20]" office:value-type="float" office:value="100">
            <text:p>100</text:p>
          </table:table-cell>
        </table:table-row>
        <table:table-row table:style-name="ro1">
          <table:table-cell table:number-columns-repeated="5"/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 table:style-name="ce4" table:formula="of:=[.$C$10]+(([.F33]-[.$C$10]+[.$C$17])*COS([.$C$4])-([.G33]-[.$C$11]+[.$C$18])*SIN([.$C$4]))*[.$C$20]" office:value-type="float" office:value="1186.11601590254">
            <text:p>1186</text:p>
          </table:table-cell>
          <table:table-cell table:style-name="ce4" table:formula="of:=[.$C$11]+(([.F33]-[.$C$10]+[.$C$17])*SIN([.$C$4])+([.G33]-[.$C$11]+[.$C$18])*COS([.$C$4]))*[.$C$20]" office:value-type="float" office:value="1186.11601590254">
            <text:p>1186</text:p>
          </table:table-cell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table:style-name="ce4" table:formula="of:=[.$C$10]+(([.F34]-[.$C$10]+[.$C$17])*COS([.$C$4])-([.G34]-[.$C$11]+[.$C$18])*SIN([.$C$4]))*[.$C$20]" office:value-type="float" office:value="-624.077343935025">
            <text:p>-624</text:p>
          </table:table-cell>
          <table:table-cell table:style-name="ce4" table:formula="of:=[.$C$11]+(([.F34]-[.$C$10]+[.$C$17])*SIN([.$C$4])+([.G34]-[.$C$11]+[.$C$18])*COS([.$C$4]))*[.$C$20]" office:value-type="float" office:value="824.077343935025">
            <text:p>824</text:p>
          </table:table-cell>
        </table:table-row>
        <table:table-row table:style-name="ro1">
          <table:table-cell table:number-columns-repeated="5"/>
          <table:table-cell office:value-type="float" office:value="768">
            <text:p>768</text:p>
          </table:table-cell>
          <table:table-cell office:value-type="float" office:value="512">
            <text:p>512</text:p>
          </table:table-cell>
          <table:table-cell table:style-name="ce4" table:formula="of:=[.$C$10]+(([.F35]-[.$C$10]+[.$C$17])*COS([.$C$4])-([.G35]-[.$C$11]+[.$C$18])*SIN([.$C$4]))*[.$C$20]" office:value-type="float" office:value="462.038671967513">
            <text:p>462</text:p>
          </table:table-cell>
          <table:table-cell table:style-name="ce4" table:formula="of:=[.$C$11]+(([.F35]-[.$C$10]+[.$C$17])*SIN([.$C$4])+([.G35]-[.$C$11]+[.$C$18])*COS([.$C$4]))*[.$C$20]" office:value-type="float" office:value="1910.19335983756">
            <text:p>191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Min</text:p>
          </table:table-cell>
          <table:table-cell table:style-name="ce4" table:formula="of:=MIN([.H32:.H35])" office:value-type="float" office:value="-624.077343935025">
            <text:p>-624</text:p>
          </table:table-cell>
          <table:table-cell table:style-name="ce4" table:formula="of:=MIN([.I32:.I35])" office:value-type="float" office:value="100">
            <text:p>100</text:p>
          </table:table-cell>
        </table:table-row>
        <table:table-row table:style-name="ro2">
          <table:table-cell table:number-columns-repeated="6"/>
          <table:table-cell office:value-type="string">
            <text:p>Max</text:p>
          </table:table-cell>
          <table:table-cell table:style-name="ce4" table:formula="of:=MAX([.H32:.H35])" office:value-type="float" office:value="1186.11601590254">
            <text:p>1186</text:p>
          </table:table-cell>
          <table:table-cell table:style-name="ce4" table:formula="of:=MAX([.I32:.I35])" office:value-type="float" office:value="1910.19335983756">
            <text:p>1910</text:p>
          </table:table-cell>
        </table:table-row>
        <table:table-row table:style-name="ro1">
          <table:table-cell table:number-columns-repeated="6"/>
          <table:table-cell office:value-type="string">
            <text:p>dim</text:p>
          </table:table-cell>
          <table:table-cell table:style-name="ce4" table:formula="of:=[.H39]-[.H38]" office:value-type="float" office:value="1810.19335983756">
            <text:p>1810</text:p>
          </table:table-cell>
          <table:table-cell table:style-name="ce4" table:formula="of:=[.I39]-[.I38]" office:value-type="float" office:value="1810.19335983756">
            <text:p>181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9/03/2011</text:date>, <text:time>22:1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vin Blakeman</meta:initial-creator>
    <meta:creation-date>2011-03-07T22:15:42.26</meta:creation-date>
    <dc:date>2011-03-09T22:13:06.79</dc:date>
    <dc:creator>Gavin Blakeman</dc:creator>
    <meta:editing-duration>PT3H7M18S</meta:editing-duration>
    <meta:editing-cycles>8</meta:editing-cycles>
    <meta:generator>OpenOffice.org/3.3$Win32 OpenOffice.org_project/330m20$Build-9567</meta:generator>
    <meta:document-statistic meta:table-count="3" meta:cell-count="96" meta:object-count="0"/>
  </office:meta>
</office:document-meta>
</file>